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4d07f"/>
    </style:style>
    <style:style style:name="P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563ab3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79172" officeooo:paragraph-rsid="0057917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3f4" officeooo:paragraph-rsid="00563ab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54d07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45eea0" officeooo:paragraph-rsid="0054d07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9172" officeooo:paragraph-rsid="0057917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335e4f" officeooo:paragraph-rsid="0054d07f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63ab3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563ab3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paragraph-rsid="00563ab3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8dc7f" officeooo:paragraph-rsid="00563ab3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a93f4" officeooo:paragraph-rsid="00563ab3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63ab3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a93f4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65a54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c47cd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62b20c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35e4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8dc7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acba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65a54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c47c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da49c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27" style:family="text">
      <style:text-properties style:font-name="DejaVu Sans Condensed" fo:font-size="12pt" fo:font-style="normal" officeooo:rsid="004ed4c3" style:font-size-asian="12pt" style:font-style-asian="normal" style:font-size-complex="12pt" style:font-style-complex="normal"/>
    </style:style>
    <style:style style:name="T28" style:family="text">
      <style:text-properties style:font-name="DejaVu Sans Condensed" fo:font-size="12pt" fo:font-style="normal" officeooo:rsid="005802bf" style:font-size-asian="12pt" style:font-style-asian="normal" style:font-size-complex="12pt" style:font-style-complex="normal"/>
    </style:style>
    <style:style style:name="T29" style:family="text">
      <style:text-properties style:font-name="DejaVu Sans Condensed" fo:font-size="12pt" fo:font-style="normal" officeooo:rsid="004b9969" style:font-size-asian="12pt" style:font-style-asian="normal" style:font-size-complex="12pt" style:font-style-complex="normal"/>
    </style:style>
    <style:style style:name="T30" style:family="text">
      <style:text-properties style:font-name="DejaVu Sans Condensed" fo:font-size="12pt" fo:font-style="normal" officeooo:rsid="005b7065" style:font-size-asian="12pt" style:font-style-asian="normal" style:font-size-complex="12pt" style:font-style-complex="normal"/>
    </style:style>
    <style:style style:name="T31" style:family="text">
      <style:text-properties style:font-name="DejaVu Sans Condensed" fo:font-size="12pt" style:font-size-asian="12pt" style:font-size-complex="12pt"/>
    </style:style>
    <style:style style:name="T32" style:family="text">
      <style:text-properties style:font-name="DejaVu Sans Condensed" fo:font-size="12pt" officeooo:rsid="005b7065" style:font-size-asian="12pt" style:font-size-complex="12pt"/>
    </style:style>
    <style:style style:name="T33" style:family="text">
      <style:text-properties style:font-name="DejaVu Sans Condensed" fo:font-size="12pt" officeooo:rsid="00565a54" style:font-size-asian="12pt" style:font-size-complex="12pt"/>
    </style:style>
    <style:style style:name="T34" style:family="text">
      <style:text-properties style:font-name="DejaVu Sans Condensed" fo:font-size="12pt" officeooo:rsid="005a93f4" style:font-size-asian="12pt" style:font-size-complex="12pt"/>
    </style:style>
    <style:style style:name="T35" style:family="text">
      <style:text-properties style:font-name="DejaVu Sans Condensed" fo:font-size="12pt" officeooo:rsid="0058276b" style:font-size-asian="12pt" style:font-size-complex="12pt"/>
    </style:style>
    <style:style style:name="T36" style:family="text">
      <style:text-properties officeooo:rsid="0062b20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2</text:span><text:span text:style-name="T18">0</text:span><text:span text:style-name="T15">1</text:span><text:span text:style-name="T16"> - </text:span><text:span text:style-name="T17">Cold Start</text:span></text:p>
      <text:p text:style-name="P3">Same as A-10C</text:p>
      <text:p text:style-name="P7"/>
      <text:p text:style-name="P8"><text:span text:style-name="T26">Cold Start Checklist</text:span><text:span text:style-name="T27"> -- </text:span><text:span text:style-name="T28">Auto Start is </text:span><text:span text:style-name="T29">slower</text:span><text:span text:style-name="T30"> (6m36s vs about 5m20s for manual)</text:span></text:p>
      <text:list xml:id="list692586619" text:style-name="L1">
        <text:list-item>
          <text:p text:style-name="P2"><text:span text:style-name="T13">B</text:span><text:span text:style-name="T14">attery </text:span><text:span text:style-name="T12">s</text:span><text:span text:style-name="T14">witch</text:span><text:span text:style-name="T2"> ... </text:span><text:span text:style-name="T20">PWR</text:span><text:span text:style-name="T4"> (right console outboard forward)</text:span></text:p>
        </text:list-item>
        <text:list-item>
          <text:p text:style-name="P9"><text:span text:style-name="T11">I</text:span><text:span text:style-name="T10">nverter </text:span><text:span text:style-name="T19">switch</text:span><text:span text:style-name="T3"> </text:span><text:span text:style-name="T1">... </text:span><text:span text:style-name="T10">STBY</text:span><text:span text:style-name="T4"> (right console outboard forward)</text:span></text:p>
        </text:list-item>
        <text:list-item>
          <text:p text:style-name="P9"><text:span text:style-name="T10">APU </text:span><text:span text:style-name="T20">switch</text:span><text:span text:style-name="T4"> </text:span><text:span text:style-name="T1">... </text:span><text:span text:style-name="T10">START</text:span><text:span text:style-name="T4"> (next to throttle, inboard)</text:span></text:p>
        </text:list-item>
        <text:list-item>
          <text:p text:style-name="P9"><text:span text:style-name="T20">Canopy</text:span><text:span text:style-name="T4"> ... </text:span><text:span text:style-name="T20">Close</text:span><text:span text:style-name="T4"> (</text:span><text:span text:style-name="T20">T7 switch</text:span><text:span text:style-name="T4"> up to toggle open/closed)</text:span></text:p>
        </text:list-item>
        <text:list-item>
          <text:p text:style-name="P9"><text:span text:style-name="T1">When </text:span><text:span text:style-name="T10">APU RPM</text:span><text:span text:style-name="T1"> is </text:span><text:span text:style-name="T10">100%</text:span><text:span text:style-name="T4"> (bottom right of engine gauge cluster)</text:span><text:span text:style-name="T1">:</text:span></text:p>
          <text:list>
            <text:list-item>
              <text:p text:style-name="P9"><text:span text:style-name="T10">APU Generator switch</text:span><text:span text:style-name="T1"> ... </text:span><text:span text:style-name="T10">ON</text:span><text:span text:style-name="T4"> (right console outboard forward)</text:span></text:p>
            </text:list-item>
          </text:list>
        </text:list-item>
        <text:list-item>
          <text:p text:style-name="P2"><text:span text:style-name="T23">CDU switch</text:span><text:span text:style-name="T7"> ... </text:span><text:span text:style-name="T23">ON</text:span><text:span text:style-name="T5"> (right console inboard middle, under CDU keyboard)</text:span></text:p>
        </text:list-item>
        <text:list-item>
          <text:p text:style-name="P9"><text:span text:style-name="T10">EGI</text:span><text:span text:style-name="T1"> </text:span><text:span text:style-name="T10">switch</text:span><text:span text:style-name="T1"> ... </text:span><text:span text:style-name="T10">ON</text:span><text:span text:style-name="T5"> (right console inboard middle, under CDU keyboard)</text:span></text:p>
          <text:list>
            <text:list-item>
              <text:p text:style-name="P9"><text:span text:style-name="T3">EGI </text:span><text:span text:style-name="T1">(Embedded GPS-INS)</text:span><text:span text:style-name="T3"> a</text:span><text:span text:style-name="T1">lignment takes </text:span><text:span text:style-name="T10">4 minutes</text:span><text:span text:style-name="T1">.</text:span></text:p>
            </text:list-item>
            <text:list-item>
              <text:p text:style-name="P2"><text:span text:style-name="T4">Monitor alignment on CDU </text:span><text:span text:style-name="T6">display or CDU page on MFD</text:span><text:span text:style-name="T4">.</text:span></text:p>
            </text:list-item>
          </text:list>
        </text:list-item>
        <text:list-item>
          <text:p text:style-name="P10"><text:span text:style-name="T10">Start left engine</text:span><text:span text:style-name="T31">:</text:span></text:p>
          <text:list>
            <text:list-item>
              <text:p text:style-name="P9"><text:span text:style-name="T10">Left throttle</text:span><text:span text:style-name="T1"> ... </text:span><text:span text:style-name="T10">IDLE</text:span><text:span text:style-name="T1"> (</text:span><text:span text:style-name="T10">shift-Bottom Thumb Button press</text:span><text:span text:style-name="T1">)</text:span></text:p>
            </text:list-item>
            <text:list-item>
              <text:p text:style-name="P2"><text:span text:style-name="T7">Engine will start automatically and spool up to </text:span><text:span text:style-name="T19">60</text:span><text:span text:style-name="T23">%</text:span><text:span text:style-name="T7"> idle.</text:span></text:p>
            </text:list-item>
          </text:list>
        </text:list-item>
        <text:list-item>
          <text:p text:style-name="P10"><text:span text:style-name="T10">APU Generator </text:span><text:span text:style-name="T19">switch</text:span><text:span text:style-name="T34"> </text:span><text:span text:style-name="T31">... </text:span><text:span text:style-name="T10">OFF</text:span><text:span text:style-name="T19"> (</text:span><text:span text:style-name="T35">right console outboard forward)</text:span></text:p>
        </text:list-item>
        <text:list-item>
          <text:p text:style-name="P11"><text:span text:style-name="T23">Start right engine</text:span><text:span text:style-name="T33">:</text:span></text:p>
          <text:list>
            <text:list-item>
              <text:p text:style-name="P2"><text:span text:style-name="T23">Right throttle</text:span><text:span text:style-name="T7"> ... </text:span><text:span text:style-name="T23">IDLE</text:span><text:span text:style-name="T7"> (</text:span><text:span text:style-name="T23">Bottom Thumb Button press</text:span><text:span text:style-name="T7">)</text:span></text:p>
            </text:list-item>
            <text:list-item>
              <text:p text:style-name="P2"><text:span text:style-name="T7">Engine will start automatically and spool up to </text:span><text:span text:style-name="T19">60</text:span><text:span text:style-name="T23">%</text:span><text:span text:style-name="T7"> idle.</text:span></text:p>
            </text:list-item>
          </text:list>
        </text:list-item>
        <text:list-item>
          <text:p text:style-name="P12"><text:span text:style-name="T1">When </text:span><text:span text:style-name="T10">both engines are started</text:span><text:span text:style-name="T1">:</text:span></text:p>
          <text:list>
            <text:list-item>
              <text:p text:style-name="P9"><text:span text:style-name="T10">APU switch</text:span><text:span text:style-name="T1"> ... </text:span><text:span text:style-name="T10">OFF</text:span><text:span text:style-name="T4"> (next to throttle, inboard)</text:span></text:p>
            </text:list-item>
          </text:list>
        </text:list-item>
        <text:list-item>
          <text:p text:style-name="P9"><text:span text:style-name="T10">Left and Right MFDs</text:span><text:span text:style-name="T1"> ... </text:span><text:span text:style-name="T10">DAY</text:span><text:span text:style-name="T1"> or </text:span><text:span text:style-name="T10">NT</text:span><text:span text:style-name="T1"> as needed (power knobs in lower left corner of MFDs)</text:span></text:p>
        </text:list-item>
        <text:list-item>
          <text:p text:style-name="P9"><text:span text:style-name="T10">CICU switch</text:span><text:span text:style-name="T1"> ... </text:span><text:span text:style-name="T10">ON</text:span><text:span text:style-name="T5"> (lower left instrument panel)</text:span></text:p>
        </text:list-item>
        <text:list-item>
          <text:p text:style-name="P9"><text:span text:style-name="T10">JTRS switch</text:span><text:span text:style-name="T1"> ... </text:span><text:span text:style-name="T10">ON</text:span><text:span text:style-name="T5"> (lower left instrument panel)</text:span></text:p>
        </text:list-item>
        <text:list-item>
          <text:p text:style-name="P9"><text:span text:style-name="T10">IFFCC switch</text:span><text:span text:style-name="T1"> ... </text:span><text:span text:style-name="T10">ON</text:span><text:span text:style-name="T5"> (lower left instrument panel)</text:span></text:p>
        </text:list-item>
        <text:list-item>
          <text:p text:style-name="P2"><text:span text:style-name="T19">PITOT HEAT</text:span><text:span text:style-name="T23"> switch</text:span><text:span text:style-name="T7"> ... </text:span><text:span text:style-name="T23">ON</text:span><text:span text:style-name="T5"> (right console outboard middle, next to cabin pressure gauge)</text:span></text:p>
        </text:list-item>
        <text:list-item>
          <text:p text:style-name="P9"><text:span text:style-name="T21">SAI</text:span><text:span text:style-name="T5"> ... </text:span><text:span text:style-name="T21">Uncage and center</text:span><text:span text:style-name="T5"> (lower left instrument panel)</text:span></text:p>
        </text:list-item>
        <text:list-item>
          <text:p text:style-name="P2"><text:span text:style-name="T19">PITCH</text:span><text:span text:style-name="T7"> and </text:span><text:span text:style-name="T23">Y</text:span><text:span text:style-name="T19">AW</text:span><text:span text:style-name="T23"> SAS switches</text:span><text:span text:style-name="T7"> ... </text:span><text:span text:style-name="T23">ON</text:span><text:span text:style-name="T7"> (left console</text:span><text:span text:style-name="T5"> outboard forward</text:span><text:span text:style-name="T7">)</text:span></text:p>
        </text:list-item>
        <text:list-item>
          <text:p text:style-name="P9"><text:span text:style-name="T10">TAKEOFF TRIM button</text:span><text:span text:style-name="T1"> ... </text:span><text:span text:style-name="T10">press and hold</text:span><text:span text:style-name="T1"> </text:span><text:span text:style-name="T5">until </text:span><text:span text:style-name="T10">TAKEOFF TRIM</text:span><text:span text:style-name="T1"> light above switch illuminate</text:span><text:span text:style-name="T5">s, then release</text:span><text:span text:style-name="T9"> (left console outboard middle, by throttle)</text:span></text:p>
        </text:list-item>
        <text:list-item>
          <text:p text:style-name="P4">Activate countermeasures system<text:span text:style-name="T36"> on CMDS panel</text:span> (right console inboard forward):</text:p>
          <text:list>
            <text:list-item>
              <text:p text:style-name="P9"><text:span text:style-name="T10">Countermeasures mode knob</text:span><text:span text:style-name="T1"> ... </text:span><text:span text:style-name="T10">MAN</text:span><text:span text:style-name="T1"> or </text:span><text:span text:style-name="T10">SEMI</text:span><text:span text:style-name="T1"> as needed (TODO??)</text:span></text:p>
            </text:list-item>
            <text:list-item>
              <text:p text:style-name="P9"><text:span text:style-name="T21">MWS</text:span><text:span text:style-name="T5">, </text:span><text:span text:style-name="T21">JMR</text:span><text:span text:style-name="T5">, </text:span><text:span text:style-name="T21">RWR</text:span><text:span text:style-name="T5">, </text:span><text:span text:style-name="T21">DISP switches</text:span><text:span text:style-name="T5"> ... </text:span><text:span text:style-name="T21">ON</text:span><text:span text:style-name="T5"> (middle position)</text:span></text:p>
            </text:list-item>
          </text:list>
        </text:list-item>
        <text:list-item>
          <text:p text:style-name="P9"><text:span text:style-name="T21">ANTI-SKID switch</text:span><text:span text:style-name="T5"> ... </text:span><text:span text:style-name="T21">ON</text:span><text:span text:style-name="T3"> (far left instrument panel)</text:span></text:p>
        </text:list-item>
        <text:list-item>
          <text:p text:style-name="P9"><text:span text:style-name="T1">When </text:span><text:span text:style-name="T10">EGI</text:span><text:span text:style-name="T1"> is aligned (shows "</text:span><text:span text:style-name="T10">T=4.0 0.8</text:span><text:span text:style-name="T1">"</text:span><text:span text:style-name="T3"> on CDU page</text:span><text:span text:style-name="T1">):</text:span></text:p>
          <text:list>
            <text:list-item>
              <text:p text:style-name="P9"><text:span text:style-name="T6">CDU </text:span><text:span text:style-name="T22">NAV</text:span><text:span text:style-name="T6"> </text:span><text:span text:style-name="T1">OSB (R4)</text:span><text:span text:style-name="T6"> ... press</text:span><text:span text:style-name="T1"> to select NAV mode</text:span></text:p>
            </text:list-item>
            <text:list-item>
              <text:p text:style-name="P13"><text:span text:style-name="T1">HSI </text:span><text:span text:style-name="T10">EGI</text:span><text:span text:style-name="T1"> button ... </text:span><text:span text:style-name="T10">press</text:span><text:span text:style-name="T1"> to select EGI as navigation source (under HSI compass)</text:span></text:p>
            </text:list-item>
            <text:list-item>
              <text:p text:style-name="P13"><text:span text:style-name="T10">EAC switch</text:span><text:span text:style-name="T1"> ... </text:span><text:span text:style-name="T10">ON</text:span><text:span text:style-name="T1"> (left console inboard, just behind throttle)</text:span></text:p>
            </text:list-item>
          </text:list>
        </text:list-item>
        <text:list-item>
          <text:p text:style-name="P9"><text:span text:style-name="T10">Ejection seat</text:span><text:span text:style-name="T1"> ... </text:span><text:span text:style-name="T10">ARM</text:span><text:span text:style-name="T3"> (left side of seat)</text:span></text:p>
        </text:list-item>
        <text:list-item>
          <text:p text:style-name="P14"><text:span text:style-name="T19">U</text:span><text:span text:style-name="T10">HF radio function knob</text:span><text:span text:style-name="T1"> ... </text:span><text:span text:style-name="T10">MAIN</text:span><text:span text:style-name="T1"> or </text:span><text:span text:style-name="T10">BOTH</text:span><text:span text:style-name="T1"> (left console inboard rear)</text:span></text:p>
        </text:list-item>
        <text:list-item>
          <text:p text:style-name="P14"><text:span text:style-name="T24">VHF</text:span><text:span text:style-name="T20"> radio</text:span><text:span text:style-name="T24">s 1 and 2</text:span><text:span text:style-name="T20"> function knob</text:span><text:span text:style-name="T25">s</text:span><text:span text:style-name="T4"> ... </text:span><text:span text:style-name="T24">TR</text:span><text:span text:style-name="T8"> </text:span><text:span text:style-name="T4">(left console inboard rear</text:span><text:span text:style-name="T8">, front and back of the UHF radio panel)</text:span></text:p>
        </text:list-item>
      </text:list>
      <text:p text:style-name="P5"/>
      <text:p text:style-name="P6">Proceed with rest of preflight checklist on next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18:47:46.973000000</dc:date>
    <meta:editing-duration>PT17H3M40S</meta:editing-duration>
    <meta:editing-cycles>6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2" meta:word-count="444" meta:character-count="2497" meta:non-whitespace-character-count="2133"/>
  </office:meta>
</office:document-meta>
</file>